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 fo:text-align="center" fo:line-height="100%"/>
    </style:style>
    <style:style style:name="T2" style:parent-style-name="Car.predefinitoparagrafo" style:family="text">
      <style:text-properties fo:font-weight="bold" style:font-weight-asian="bold" fo:font-size="18pt" style:font-size-asian="18pt" style:font-size-complex="18pt"/>
    </style:style>
    <style:style style:name="T3" style:parent-style-name="Car.predefinitoparagrafo" style:family="text">
      <style:text-properties fo:font-weight="bold" style:font-weight-asian="bold" fo:font-size="18pt" style:font-size-asian="18pt" style:font-size-complex="18pt"/>
    </style:style>
    <style:style style:name="T4" style:parent-style-name="Car.predefinitoparagrafo" style:family="text">
      <style:text-properties style:font-size-complex="12pt"/>
    </style:style>
    <style:style style:name="P5" style:parent-style-name="Normale" style:family="paragraph">
      <style:text-properties fo:font-size="12pt" style:font-size-asian="12pt" style:font-size-complex="12pt"/>
    </style:style>
    <style:style style:name="P6" style:parent-style-name="Normale" style:family="paragraph">
      <style:text-properties fo:font-weight="bold" style:font-weight-asian="bold" fo:font-size="18pt" style:font-size-asian="18pt" style:font-size-complex="18pt"/>
    </style:style>
    <style:style style:name="P7" style:parent-style-name="Normale" style:family="paragraph">
      <style:paragraph-properties>
        <style:tab-stops>
          <style:tab-stop style:type="left" style:position="4.2513in"/>
          <style:tab-stop style:type="left" style:position="4.6131in"/>
        </style:tab-stops>
      </style:paragraph-properties>
      <style:text-properties fo:font-weight="bold" style:font-weight-asian="bold" fo:font-size="18pt" style:font-size-asian="18pt" style:font-size-complex="18pt"/>
    </style:style>
    <style:style style:name="T8" style:parent-style-name="Car.predefinitoparagrafo" style:family="text">
      <style:text-properties fo:font-size="12pt" style:font-size-asian="12pt" style:font-size-complex="12pt"/>
    </style:style>
    <style:style style:name="T9" style:parent-style-name="Car.predefinitoparagrafo" style:family="text">
      <style:text-properties fo:font-size="12pt" style:font-size-asian="12pt" style:font-size-complex="12pt"/>
    </style:style>
    <style:style style:name="T10" style:parent-style-name="Car.predefinitoparagrafo" style:family="text">
      <style:text-properties fo:font-size="12pt" style:font-size-asian="12pt" style:font-size-complex="12pt"/>
    </style:style>
    <style:style style:name="T11" style:parent-style-name="Collegamentoipertestuale" style:family="text">
      <style:text-properties fo:font-size="12pt" style:font-size-asian="12pt" style:font-size-complex="12pt"/>
    </style:style>
    <style:style style:name="T12" style:parent-style-name="Car.predefinitoparagrafo" style:family="text">
      <style:text-properties fo:font-size="12pt" style:font-size-asian="12pt" style:font-size-complex="12pt"/>
    </style:style>
    <style:style style:name="T13" style:parent-style-name="Car.predefinitoparagrafo" style:family="text">
      <style:text-properties fo:font-size="12pt" style:font-size-asian="12pt" style:font-size-complex="12pt"/>
    </style:style>
    <style:style style:name="T14" style:parent-style-name="Car.predefinitoparagrafo" style:family="text">
      <style:text-properties fo:font-size="12pt" style:font-size-asian="12pt" style:font-size-complex="12pt"/>
    </style:style>
    <style:style style:name="T15" style:parent-style-name="Car.predefinitoparagrafo" style:family="text">
      <style:text-properties fo:font-size="12pt" style:font-size-asian="12pt" style:font-size-complex="12pt"/>
    </style:style>
    <style:style style:name="T16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17" style:parent-style-name="Car.predefinitoparagrafo" style:family="text">
      <style:text-properties fo:font-size="12pt" style:font-size-asian="12pt" style:font-size-complex="12pt"/>
    </style:style>
    <style:style style:name="P18" style:parent-style-name="Normale" style:family="paragraph">
      <style:text-properties fo:font-size="12pt" style:font-size-asian="12pt" style:font-size-complex="12pt"/>
    </style:style>
    <style:style style:name="P19" style:parent-style-name="Normale" style:family="paragraph">
      <style:text-properties fo:font-weight="bold" style:font-weight-asian="bold" fo:font-size="18pt" style:font-size-asian="18pt" style:font-size-complex="18pt"/>
    </style:style>
    <style:style style:name="T20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21" style:parent-style-name="Car.predefinitoparagrafo" style:family="text">
      <style:text-properties fo:font-size="12pt" style:font-size-asian="12pt" style:font-size-complex="12pt"/>
    </style:style>
    <style:style style:name="T22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23" style:parent-style-name="Car.predefinitoparagrafo" style:family="text">
      <style:text-properties fo:font-size="12pt" style:font-size-asian="12pt" style:font-size-complex="12pt"/>
    </style:style>
    <style:style style:name="T24" style:parent-style-name="Car.predefinitoparagrafo" style:family="text">
      <style:text-properties fo:font-size="12pt" style:font-size-asian="12pt" style:font-size-complex="12pt"/>
    </style:style>
    <style:style style:name="T25" style:parent-style-name="Car.predefinitoparagrafo" style:family="text">
      <style:text-properties fo:font-size="12pt" style:font-size-asian="12pt" style:font-size-complex="12pt"/>
    </style:style>
    <style:style style:name="T26" style:parent-style-name="Car.predefinitoparagrafo" style:family="text">
      <style:text-properties fo:font-size="12pt" style:font-size-asian="12pt" style:font-size-complex="12pt"/>
    </style:style>
    <style:style style:name="T27" style:parent-style-name="Car.predefinitoparagrafo" style:family="text">
      <style:text-properties fo:font-size="12pt" style:font-size-asian="12pt" style:font-size-complex="12pt"/>
    </style:style>
    <style:style style:name="T28" style:parent-style-name="Car.predefinitoparagrafo" style:family="text">
      <style:text-properties fo:font-size="12pt" style:font-size-asian="12pt" style:font-size-complex="12pt"/>
    </style:style>
    <style:style style:name="T29" style:parent-style-name="Car.predefinitoparagrafo" style:family="text">
      <style:text-properties fo:font-size="12pt" style:font-size-asian="12pt" style:font-size-complex="12pt"/>
    </style:style>
    <style:style style:name="T30" style:parent-style-name="Car.predefinitoparagrafo" style:family="text">
      <style:text-properties fo:font-size="12pt" style:font-size-asian="12pt" style:font-size-complex="12pt"/>
    </style:style>
    <style:style style:name="T31" style:parent-style-name="Car.predefinitoparagrafo" style:family="text">
      <style:text-properties fo:font-size="12pt" style:font-size-asian="12pt" style:font-size-complex="12pt"/>
    </style:style>
    <style:style style:name="T32" style:parent-style-name="Car.predefinitoparagrafo" style:family="text">
      <style:text-properties fo:font-size="12pt" style:font-size-asian="12pt" style:font-size-complex="12pt"/>
    </style:style>
    <style:style style:name="T33" style:parent-style-name="Car.predefinitoparagrafo" style:family="text">
      <style:text-properties fo:font-size="12pt" style:font-size-asian="12pt" style:font-size-complex="12pt"/>
    </style:style>
    <style:style style:name="T34" style:parent-style-name="Car.predefinitoparagrafo" style:family="text">
      <style:text-properties fo:font-size="12pt" style:font-size-asian="12pt" style:font-size-complex="12pt"/>
    </style:style>
    <style:style style:name="T35" style:parent-style-name="Car.predefinitoparagrafo" style:family="text">
      <style:text-properties fo:font-size="12pt" style:font-size-asian="12pt" style:font-size-complex="12pt"/>
    </style:style>
    <style:style style:name="T36" style:parent-style-name="Car.predefinitoparagrafo" style:family="text">
      <style:text-properties fo:font-size="12pt" style:font-size-asian="12pt" style:font-size-complex="12pt"/>
    </style:style>
    <style:style style:name="T37" style:parent-style-name="Car.predefinitoparagrafo" style:family="text">
      <style:text-properties fo:font-size="12pt" style:font-size-asian="12pt" style:font-size-complex="12pt"/>
    </style:style>
    <style:style style:name="T38" style:parent-style-name="Car.predefinitoparagrafo" style:family="text">
      <style:text-properties fo:font-size="12pt" style:font-size-asian="12pt" style:font-size-complex="12pt"/>
    </style:style>
    <style:style style:name="T39" style:parent-style-name="Car.predefinitoparagrafo" style:family="text">
      <style:text-properties fo:font-size="12pt" style:font-size-asian="12pt" style:font-size-complex="12pt"/>
    </style:style>
    <style:style style:name="T40" style:parent-style-name="Collegamentoipertestuale" style:family="text">
      <style:text-properties fo:font-size="12pt" style:font-size-asian="12pt" style:font-size-complex="12pt"/>
    </style:style>
    <style:style style:name="T41" style:parent-style-name="Car.predefinitoparagrafo" style:family="text">
      <style:text-properties fo:font-size="12pt" style:font-size-asian="12pt" style:font-size-complex="12pt"/>
    </style:style>
    <style:style style:name="T42" style:parent-style-name="Car.predefinitoparagrafo" style:family="text">
      <style:text-properties fo:font-size="12pt" style:font-size-asian="12pt" style:font-size-complex="12pt"/>
    </style:style>
    <style:style style:name="P43" style:parent-style-name="Normale" style:family="paragraph">
      <style:text-properties fo:font-size="12pt" style:font-size-asian="12pt" style:font-size-complex="12pt"/>
    </style:style>
    <style:style style:name="P44" style:parent-style-name="Paragrafoelenco" style:list-style-name="LFO3" style:family="paragraph">
      <style:text-properties fo:font-size="12pt" style:font-size-asian="12pt" style:font-size-complex="12pt"/>
    </style:style>
    <style:style style:name="P45" style:parent-style-name="Paragrafoelenco" style:list-style-name="LFO3" style:family="paragraph">
      <style:text-properties fo:font-size="12pt" style:font-size-asian="12pt" style:font-size-complex="12pt"/>
    </style:style>
    <style:style style:name="P46" style:parent-style-name="Normale" style:family="paragraph">
      <style:text-properties fo:font-size="12pt" style:font-size-asian="12pt" style:font-size-complex="12pt"/>
    </style:style>
    <style:style style:name="P47" style:parent-style-name="Paragrafoelenco" style:list-style-name="LFO1" style:family="paragraph">
      <style:text-properties fo:font-size="12pt" style:font-size-asian="12pt" style:font-size-complex="12pt"/>
    </style:style>
    <style:style style:name="P48" style:parent-style-name="Paragrafoelenco" style:list-style-name="LFO1" style:family="paragraph">
      <style:text-properties fo:font-size="12pt" style:font-size-asian="12pt" style:font-size-complex="12pt"/>
    </style:style>
    <style:style style:name="P49" style:parent-style-name="Paragrafoelenco" style:list-style-name="LFO1" style:family="paragraph">
      <style:text-properties fo:font-size="12pt" style:font-size-asian="12pt" style:font-size-complex="12pt"/>
    </style:style>
    <style:style style:name="P50" style:parent-style-name="Paragrafoelenco" style:list-style-name="LFO1" style:family="paragraph">
      <style:text-properties fo:font-size="12pt" style:font-size-asian="12pt" style:font-size-complex="12pt"/>
    </style:style>
    <style:style style:name="P51" style:parent-style-name="Normale" style:family="paragraph">
      <style:text-properties fo:font-size="12pt" style:font-size-asian="12pt" style:font-size-complex="12pt"/>
    </style:style>
    <style:style style:name="P52" style:parent-style-name="Normale" style:family="paragraph">
      <style:text-properties fo:font-size="12pt" style:font-size-asian="12pt" style:font-size-complex="12pt"/>
    </style:style>
    <style:style style:name="P53" style:parent-style-name="Normale" style:family="paragraph">
      <style:text-properties fo:font-weight="bold" style:font-weight-asian="bold" fo:font-size="18pt" style:font-size-asian="18pt" style:font-size-complex="18pt"/>
    </style:style>
    <style:style style:name="T54" style:parent-style-name="Car.predefinitoparagrafo" style:family="text">
      <style:text-properties fo:font-size="12pt" style:font-size-asian="12pt" style:font-size-complex="12pt"/>
    </style:style>
    <style:style style:name="T55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56" style:parent-style-name="Car.predefinitoparagrafo" style:family="text">
      <style:text-properties fo:font-size="12pt" style:font-size-asian="12pt" style:font-size-complex="12pt"/>
    </style:style>
    <style:style style:name="T57" style:parent-style-name="Car.predefinitoparagrafo" style:family="text">
      <style:text-properties fo:font-size="12pt" style:font-size-asian="12pt" style:font-size-complex="12pt"/>
    </style:style>
    <style:style style:name="T58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59" style:parent-style-name="Car.predefinitoparagrafo" style:family="text">
      <style:text-properties fo:font-size="12pt" style:font-size-asian="12pt" style:font-size-complex="12pt"/>
    </style:style>
    <style:style style:name="T60" style:parent-style-name="Car.predefinitoparagrafo" style:family="text">
      <style:text-properties fo:font-size="12pt" style:font-size-asian="12pt" style:font-size-complex="12pt"/>
    </style:style>
    <style:style style:name="T61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62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63" style:parent-style-name="Car.predefinitoparagrafo" style:family="text">
      <style:text-properties fo:font-size="12pt" style:font-size-asian="12pt" style:font-size-complex="12pt"/>
    </style:style>
    <style:style style:name="T64" style:parent-style-name="Car.predefinitoparagrafo" style:family="text">
      <style:text-properties fo:font-size="12pt" style:font-size-asian="12pt" style:font-size-complex="12pt"/>
    </style:style>
    <style:style style:name="T65" style:parent-style-name="Car.predefinitoparagrafo" style:family="text">
      <style:text-properties fo:font-size="12pt" style:font-size-asian="12pt" style:font-size-complex="12pt"/>
    </style:style>
    <style:style style:name="T66" style:parent-style-name="Car.predefinitoparagrafo" style:family="text">
      <style:text-properties fo:font-size="12pt" style:font-size-asian="12pt" style:font-size-complex="12pt"/>
    </style:style>
    <style:style style:name="T67" style:parent-style-name="Car.predefinitoparagrafo" style:family="text">
      <style:text-properties fo:font-size="12pt" style:font-size-asian="12pt" style:font-size-complex="12pt"/>
    </style:style>
    <style:style style:name="T68" style:parent-style-name="Car.predefinitoparagrafo" style:family="text">
      <style:text-properties style:font-name="Calibri" fo:font-size="12pt" style:font-size-asian="12pt" style:font-size-complex="12pt"/>
    </style:style>
    <style:style style:name="T69" style:parent-style-name="Car.predefinitoparagrafo" style:family="text">
      <style:text-properties style:font-name="Calibri" fo:font-size="12pt" style:font-size-asian="12pt" style:font-size-complex="12pt"/>
    </style:style>
    <style:style style:name="T70" style:parent-style-name="Car.predefinitoparagrafo" style:family="text">
      <style:text-properties style:font-name="Calibri" fo:font-size="12pt" style:font-size-asian="12pt" style:font-size-complex="12pt"/>
    </style:style>
    <style:style style:name="T71" style:parent-style-name="Car.predefinitoparagrafo" style:family="text">
      <style:text-properties style:font-name="Calibri" fo:font-size="12pt" style:font-size-asian="12pt" style:font-size-complex="12pt"/>
    </style:style>
    <style:style style:name="T72" style:parent-style-name="Car.predefinitoparagrafo" style:family="text">
      <style:text-properties style:font-name="Calibri" fo:font-size="12pt" style:font-size-asian="12pt" style:font-size-complex="12pt"/>
    </style:style>
    <style:style style:name="T73" style:parent-style-name="Car.predefinitoparagrafo" style:family="text">
      <style:text-properties style:font-name="Calibri" fo:font-size="12pt" style:font-size-asian="12pt" style:font-size-complex="12pt"/>
    </style:style>
    <style:style style:name="T74" style:parent-style-name="Car.predefinitoparagrafo" style:family="text">
      <style:text-properties style:font-name="Calibri" fo:font-size="12pt" style:font-size-asian="12pt" style:font-size-complex="12pt"/>
    </style:style>
    <style:style style:name="T75" style:parent-style-name="Collegamentoipertestuale" style:family="text">
      <style:text-properties style:font-name="Calibri" fo:font-size="12pt" style:font-size-asian="12pt" style:font-size-complex="12pt"/>
    </style:style>
    <style:style style:name="T76" style:parent-style-name="Car.predefinitoparagrafo" style:family="text">
      <style:text-properties style:font-name="Calibri" fo:font-size="12pt" style:font-size-asian="12pt" style:font-size-complex="12pt"/>
    </style:style>
    <style:style style:name="T77" style:parent-style-name="Car.predefinitoparagrafo" style:family="text">
      <style:text-properties style:font-name="Calibri" fo:font-size="12pt" style:font-size-asian="12pt" style:font-size-complex="12pt"/>
    </style:style>
    <style:style style:name="T78" style:parent-style-name="Car.predefinitoparagrafo" style:family="text">
      <style:text-properties style:font-name="Calibri" fo:font-size="12pt" style:font-size-asian="12pt" style:font-size-complex="12pt"/>
    </style:style>
    <style:style style:name="T79" style:parent-style-name="Car.predefinitoparagrafo" style:family="text">
      <style:text-properties style:font-name="Calibri" fo:font-size="12pt" style:font-size-asian="12pt" style:font-size-complex="12pt"/>
    </style:style>
    <style:style style:name="T80" style:parent-style-name="Car.predefinitoparagrafo" style:family="text">
      <style:text-properties style:font-name="Calibri" fo:font-size="12pt" style:font-size-asian="12pt" style:font-size-complex="12pt"/>
    </style:style>
    <style:style style:name="T81" style:parent-style-name="Car.predefinitoparagrafo" style:family="text">
      <style:text-properties style:font-name="Calibri" fo:font-size="12pt" style:font-size-asian="12pt" style:font-size-complex="12pt"/>
    </style:style>
    <style:style style:name="T82" style:parent-style-name="Car.predefinitoparagrafo" style:family="text">
      <style:text-properties style:font-name="Calibri" fo:font-size="12pt" style:font-size-asian="12pt" style:font-size-complex="12pt"/>
    </style:style>
    <style:style style:name="T83" style:parent-style-name="Car.predefinitoparagrafo" style:family="text">
      <style:text-properties style:font-name="Calibri" fo:font-size="12pt" style:font-size-asian="12pt" style:font-size-complex="12pt"/>
    </style:style>
    <style:style style:name="T84" style:parent-style-name="Car.predefinitoparagrafo" style:family="text">
      <style:text-properties style:font-name="Calibri" fo:font-size="12pt" style:font-size-asian="12pt" style:font-size-complex="12pt"/>
    </style:style>
    <style:style style:name="T85" style:parent-style-name="Car.predefinitoparagrafo" style:family="text">
      <style:text-properties style:font-name="Calibri" fo:font-size="12pt" style:font-size-asian="12pt" style:font-size-complex="12pt"/>
    </style:style>
    <style:style style:name="T86" style:parent-style-name="Car.predefinitoparagrafo" style:family="text">
      <style:text-properties style:font-name="Calibri" fo:font-size="12pt" style:font-size-asian="12pt" style:font-size-complex="12pt"/>
    </style:style>
    <style:style style:name="T87" style:parent-style-name="Car.predefinitoparagrafo" style:family="text">
      <style:text-properties style:font-name="Calibri" fo:font-size="12pt" style:font-size-asian="12pt" style:font-size-complex="12pt"/>
    </style:style>
    <style:style style:name="T88" style:parent-style-name="Car.predefinitoparagrafo" style:family="text">
      <style:text-properties style:font-name="Calibri" fo:font-size="12pt" style:font-size-asian="12pt" style:font-size-complex="12pt"/>
    </style:style>
    <style:style style:name="T89" style:parent-style-name="Car.predefinitoparagrafo" style:family="text">
      <style:text-properties style:font-name="Calibri" fo:font-size="12pt" style:font-size-asian="12pt" style:font-size-complex="12pt"/>
    </style:style>
    <style:style style:name="T90" style:parent-style-name="Car.predefinitoparagrafo" style:family="text">
      <style:text-properties style:font-name="Calibri" fo:font-size="12pt" style:font-size-asian="12pt" style:font-size-complex="12pt"/>
    </style:style>
    <style:style style:name="T91" style:parent-style-name="Car.predefinitoparagrafo" style:family="text">
      <style:text-properties style:font-name="Calibri" fo:font-size="12pt" style:font-size-asian="12pt" style:font-size-complex="12pt"/>
    </style:style>
    <style:style style:name="T92" style:parent-style-name="Collegamentoipertestuale" style:family="text">
      <style:text-properties style:font-name="Calibri" fo:font-size="12pt" style:font-size-asian="12pt" style:font-size-complex="12pt"/>
    </style:style>
    <style:style style:name="T93" style:parent-style-name="Collegamentoipertestuale" style:family="text">
      <style:text-properties style:font-name="Calibri" fo:font-size="12pt" style:font-size-asian="12pt" style:font-size-complex="12pt"/>
    </style:style>
    <style:style style:name="T94" style:parent-style-name="Collegamentoipertestuale" style:family="text">
      <style:text-properties style:font-name="Calibri" fo:font-size="12pt" style:font-size-asian="12pt" style:font-size-complex="12pt"/>
    </style:style>
    <style:style style:name="T95" style:parent-style-name="Collegamentoipertestuale" style:family="text">
      <style:text-properties style:font-name="Calibri" fo:font-size="12pt" style:font-size-asian="12pt" style:font-size-complex="12pt"/>
    </style:style>
    <style:style style:name="T96" style:parent-style-name="Collegamentoipertestuale" style:family="text">
      <style:text-properties style:font-name="Calibri" fo:font-size="12pt" style:font-size-asian="12pt" style:font-size-complex="12pt"/>
    </style:style>
    <style:style style:name="T97" style:parent-style-name="Car.predefinitoparagrafo" style:family="text">
      <style:text-properties style:font-name="Calibri" fo:font-size="12pt" style:font-size-asian="12pt" style:font-size-complex="12pt"/>
    </style:style>
    <style:style style:name="T98" style:parent-style-name="Car.predefinitoparagrafo" style:family="text">
      <style:text-properties style:font-name="Calibri" fo:font-size="12pt" style:font-size-asian="12pt" style:font-size-complex="12pt"/>
    </style:style>
    <style:style style:name="T99" style:parent-style-name="Car.predefinitoparagrafo" style:family="text">
      <style:text-properties fo:font-size="12pt" style:font-size-asian="12pt" style:font-size-complex="12pt"/>
    </style:style>
    <style:style style:name="T100" style:parent-style-name="Car.predefinitoparagrafo" style:family="text">
      <style:text-properties fo:font-size="12pt" style:font-size-asian="12pt" style:font-size-complex="12pt"/>
    </style:style>
    <style:style style:name="T101" style:parent-style-name="Car.predefinitoparagrafo" style:family="text">
      <style:text-properties fo:font-size="12pt" style:font-size-asian="12pt" style:font-size-complex="12pt"/>
    </style:style>
    <style:style style:name="T102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103" style:parent-style-name="Car.predefinitoparagrafo" style:family="text">
      <style:text-properties fo:font-size="12pt" style:font-size-asian="12pt" style:font-size-complex="12pt"/>
    </style:style>
    <style:style style:name="P104" style:parent-style-name="Normale" style:family="paragraph">
      <style:text-properties fo:font-size="12pt" style:font-size-asian="12pt" style:font-size-complex="12pt"/>
    </style:style>
    <style:style style:name="T105" style:parent-style-name="Car.predefinitoparagrafo" style:family="text">
      <style:text-properties fo:font-weight="bold" style:font-weight-asian="bold" fo:font-size="18pt" style:font-size-asian="18pt" style:font-size-complex="18pt"/>
    </style:style>
    <style:style style:name="T106" style:parent-style-name="Car.predefinitoparagrafo" style:family="text">
      <style:text-properties fo:font-size="12pt" style:font-size-asian="12pt" style:font-size-complex="12pt"/>
    </style:style>
    <style:style style:name="T107" style:parent-style-name="Car.predefinitoparagrafo" style:family="text">
      <style:text-properties fo:font-size="12pt" style:font-size-asian="12pt" style:font-size-complex="12pt"/>
    </style:style>
    <style:style style:name="T108" style:parent-style-name="Car.predefinitoparagrafo" style:family="text">
      <style:text-properties fo:font-size="12pt" style:font-size-asian="12pt" style:font-size-complex="12pt"/>
    </style:style>
    <style:style style:name="T109" style:parent-style-name="Car.predefinitoparagrafo" style:family="text">
      <style:text-properties fo:font-size="12pt" style:font-size-asian="12pt" style:font-size-complex="12pt"/>
    </style:style>
    <style:style style:name="T110" style:parent-style-name="Car.predefinitoparagrafo" style:family="text">
      <style:text-properties fo:font-size="12pt" style:font-size-asian="12pt" style:font-size-complex="12pt"/>
    </style:style>
    <style:style style:name="T111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112" style:parent-style-name="Car.predefinitoparagrafo" style:family="text">
      <style:text-properties fo:font-size="12pt" style:font-size-asian="12pt" style:font-size-complex="12pt"/>
    </style:style>
    <style:style style:name="T113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114" style:parent-style-name="Car.predefinitoparagrafo" style:family="text">
      <style:text-properties fo:font-size="12pt" style:font-size-asian="12pt" style:font-size-complex="12pt"/>
    </style:style>
    <style:style style:name="T115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116" style:parent-style-name="Car.predefinitoparagrafo" style:family="text">
      <style:text-properties fo:font-size="12pt" style:font-size-asian="12pt" style:font-size-complex="12pt"/>
    </style:style>
    <style:style style:name="T117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118" style:parent-style-name="Car.predefinitoparagrafo" style:family="text">
      <style:text-properties fo:font-size="12pt" style:font-size-asian="12pt" style:font-size-complex="12pt"/>
    </style:style>
    <style:style style:name="T119" style:parent-style-name="Car.predefinitoparagrafo" style:family="text">
      <style:text-properties fo:font-size="12pt" style:font-size-asian="12pt" style:font-size-complex="12pt"/>
    </style:style>
    <style:style style:name="T120" style:parent-style-name="Car.predefinitoparagrafo" style:family="text">
      <style:text-properties fo:font-size="12pt" style:font-size-asian="12pt" style:font-size-complex="12pt"/>
    </style:style>
    <style:style style:name="T121" style:parent-style-name="Car.predefinitoparagrafo" style:family="text">
      <style:text-properties fo:font-size="12pt" style:font-size-asian="12pt" style:font-size-complex="12pt"/>
    </style:style>
    <style:style style:name="T122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123" style:parent-style-name="Car.predefinitoparagrafo" style:family="text">
      <style:text-properties fo:font-size="12pt" style:font-size-asian="12pt" style:font-size-complex="12pt"/>
    </style:style>
    <style:style style:name="T124" style:parent-style-name="Car.predefinitoparagrafo" style:family="text">
      <style:text-properties fo:font-size="12pt" style:font-size-asian="12pt" style:font-size-complex="12pt"/>
    </style:style>
    <style:style style:name="T125" style:parent-style-name="Car.predefinitoparagrafo" style:family="text">
      <style:text-properties fo:font-size="12pt" style:font-size-asian="12pt" style:font-size-complex="12pt"/>
    </style:style>
    <style:style style:name="T126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127" style:parent-style-name="Car.predefinitoparagrafo" style:family="text">
      <style:text-properties fo:font-size="12pt" style:font-size-asian="12pt" style:font-size-complex="12pt"/>
    </style:style>
    <style:style style:name="P128" style:parent-style-name="Normale" style:family="paragraph">
      <style:text-properties fo:font-size="12pt" style:font-size-asian="12pt" style:font-size-complex="12pt"/>
    </style:style>
    <style:style style:name="P129" style:parent-style-name="Normale" style:family="paragraph">
      <style:text-properties fo:font-size="12pt" style:font-size-asian="12pt" style:font-size-complex="12pt"/>
    </style:style>
    <style:style style:name="P130" style:parent-style-name="Normale" style:family="paragraph">
      <style:text-properties fo:font-weight="bold" style:font-weight-asian="bold" fo:font-size="18pt" style:font-size-asian="18pt" style:font-size-complex="18pt"/>
    </style:style>
    <style:style style:name="T131" style:parent-style-name="Car.predefinitoparagrafo" style:family="text">
      <style:text-properties fo:font-size="12pt" style:font-size-asian="12pt" style:font-size-complex="12pt"/>
    </style:style>
    <style:style style:name="T132" style:parent-style-name="Car.predefinitoparagrafo" style:family="text">
      <style:text-properties fo:font-size="12pt" style:font-size-asian="12pt" style:font-size-complex="12pt"/>
    </style:style>
    <style:style style:name="T133" style:parent-style-name="Car.predefinitoparagrafo" style:family="text">
      <style:text-properties fo:font-size="12pt" style:font-size-asian="12pt" style:font-size-complex="12pt"/>
    </style:style>
    <style:style style:name="T134" style:parent-style-name="Car.predefinitoparagrafo" style:family="text">
      <style:text-properties fo:font-size="12pt" style:font-size-asian="12pt" style:font-size-complex="12pt"/>
    </style:style>
    <style:style style:name="T135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136" style:parent-style-name="Car.predefinitoparagrafo" style:family="text">
      <style:text-properties fo:font-size="12pt" style:font-size-asian="12pt" style:font-size-complex="12pt"/>
    </style:style>
    <style:style style:name="P137" style:parent-style-name="Normale" style:family="paragraph">
      <style:text-properties fo:font-size="12pt" style:font-size-asian="12pt" style:font-size-complex="12pt"/>
    </style:style>
    <style:style style:name="P138" style:parent-style-name="Normale" style:family="paragraph">
      <style:text-properties fo:font-size="12pt" style:font-size-asian="12pt" style:font-size-complex="12pt"/>
    </style:style>
    <style:style style:name="P139" style:parent-style-name="Normale" style:family="paragraph">
      <style:text-properties fo:font-size="12pt" style:font-size-asian="12pt" style:font-size-complex="12pt"/>
    </style:style>
    <style:style style:name="P140" style:parent-style-name="Normale" style:family="paragraph">
      <style:text-properties fo:font-size="12pt" style:font-size-asian="12pt" style:font-size-complex="12pt"/>
    </style:style>
    <style:style style:name="P141" style:parent-style-name="Normale" style:family="paragraph">
      <style:text-properties fo:font-size="12pt" style:font-size-asian="12pt" style:font-size-complex="12pt"/>
    </style:style>
    <style:style style:name="P142" style:parent-style-name="Normale" style:family="paragraph">
      <style:paragraph-properties fo:border="0.0104in solid #CBCBCB" fo:padding="0.0833in" style:shadow="none" fo:margin-bottom="0in" fo:line-height="100%" fo:background-color="#FFF8ED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9pt" style:font-size-asian="9pt" style:font-size-complex="9pt" fo:language="en" fo:country="US" style:language-asian="it" style:country-asian="IT"/>
    </style:style>
    <style:style style:name="P143" style:parent-style-name="Normale" style:family="paragraph">
      <style:paragraph-properties fo:border="0.0104in solid #CBCBCB" fo:padding="0.0833in" style:shadow="none" fo:margin-bottom="0in" fo:line-height="100%" fo:background-color="#FFF8ED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9pt" style:font-size-asian="9pt" style:font-size-complex="9pt" fo:language="en" fo:country="US" style:language-asian="it" style:country-asian="IT"/>
    </style:style>
    <style:style style:name="P144" style:parent-style-name="Normale" style:family="paragraph">
      <style:paragraph-properties fo:border="0.0104in solid #CBCBCB" fo:padding="0.0833in" style:shadow="none" fo:margin-bottom="0in" fo:line-height="100%" fo:background-color="#FFF8ED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9pt" style:font-size-asian="9pt" style:font-size-complex="9pt" fo:language="en" fo:country="US" style:language-asian="it" style:country-asian="IT"/>
    </style:style>
    <style:style style:name="P145" style:parent-style-name="Normale" style:family="paragraph">
      <style:paragraph-properties fo:border="0.0104in solid #CBCBCB" fo:padding="0.0833in" style:shadow="none" fo:margin-bottom="0in" fo:line-height="100%" fo:background-color="#FFF8ED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9pt" style:font-size-asian="9pt" style:font-size-complex="9pt" fo:language="en" fo:country="US" style:language-asian="it" style:country-asian="IT"/>
    </style:style>
    <style:style style:name="P146" style:parent-style-name="Normale" style:family="paragraph">
      <style:paragraph-properties fo:border="0.0104in solid #CBCBCB" fo:padding="0.0833in" style:shadow="none" fo:margin-bottom="0in" fo:line-height="100%" fo:background-color="#FFF8ED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9pt" style:font-size-asian="9pt" style:font-size-complex="9pt" fo:language="en" fo:country="US" style:language-asian="it" style:country-asian="IT"/>
    </style:style>
    <style:style style:name="P147" style:parent-style-name="Normale" style:family="paragraph">
      <style:paragraph-properties fo:border="0.0104in solid #CBCBCB" fo:padding="0.0833in" style:shadow="none" fo:margin-bottom="0in" fo:line-height="100%" fo:background-color="#FFF8ED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9pt" style:font-size-asian="9pt" style:font-size-complex="9pt" fo:language="en" fo:country="US" style:language-asian="it" style:country-asian="IT"/>
    </style:style>
    <style:style style:name="P148" style:parent-style-name="Normale" style:family="paragraph">
      <style:paragraph-properties fo:border="0.0104in solid #CBCBCB" fo:padding="0.0833in" style:shadow="none" fo:margin-bottom="0in" fo:line-height="100%" fo:background-color="#FFF8ED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9pt" style:font-size-asian="9pt" style:font-size-complex="9pt" fo:language="en" fo:country="US" style:language-asian="it" style:country-asian="IT"/>
    </style:style>
    <style:style style:name="P149" style:parent-style-name="Normale" style:family="paragraph">
      <style:paragraph-properties fo:border="0.0104in solid #CBCBCB" fo:padding="0.0833in" style:shadow="none" fo:margin-bottom="0in" fo:line-height="100%" fo:background-color="#FFF8ED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9pt" style:font-size-asian="9pt" style:font-size-complex="9pt" fo:language="en" fo:country="US" style:language-asian="it" style:country-asian="IT"/>
    </style:style>
    <style:style style:name="P150" style:parent-style-name="Normale" style:family="paragraph">
      <style:paragraph-properties fo:border="0.0104in solid #CBCBCB" fo:padding="0.0833in" style:shadow="none" fo:margin-bottom="0in" fo:line-height="100%" fo:background-color="#FFF8ED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9pt" style:font-size-asian="9pt" style:font-size-complex="9pt" fo:language="en" fo:country="US" style:language-asian="it" style:country-asian="IT"/>
    </style:style>
    <style:style style:name="P151" style:parent-style-name="Normale" style:family="paragraph">
      <style:paragraph-properties fo:border="0.0104in solid #CBCBCB" fo:padding="0.0833in" style:shadow="none" fo:margin-bottom="0in" fo:line-height="100%" fo:background-color="#FFF8ED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9pt" style:font-size-asian="9pt" style:font-size-complex="9pt" fo:language="en" fo:country="US" style:language-asian="it" style:country-asian="IT"/>
    </style:style>
    <style:style style:name="P152" style:parent-style-name="Normale" style:family="paragraph">
      <style:paragraph-properties fo:border="0.0104in solid #CBCBCB" fo:padding="0.0833in" style:shadow="none" fo:margin-bottom="0in" fo:line-height="100%" fo:background-color="#FFF8ED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9pt" style:font-size-asian="9pt" style:font-size-complex="9pt" fo:language="en" fo:country="US" style:language-asian="it" style:country-asian="IT"/>
    </style:style>
    <style:style style:name="P153" style:parent-style-name="Normale" style:family="paragraph">
      <style:paragraph-properties fo:border="0.0104in solid #CBCBCB" fo:padding="0.0833in" style:shadow="none" fo:margin-bottom="0in" fo:line-height="100%" fo:background-color="#FFF8ED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9pt" style:font-size-asian="9pt" style:font-size-complex="9pt" fo:language="en" fo:country="US" style:language-asian="it" style:country-asian="IT"/>
    </style:style>
    <style:style style:name="P154" style:parent-style-name="Normale" style:family="paragraph">
      <style:paragraph-properties fo:border="0.0104in solid #CBCBCB" fo:padding="0.0833in" style:shadow="none" fo:margin-bottom="0in" fo:line-height="100%" fo:background-color="#FFF8ED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9pt" style:font-size-asian="9pt" style:font-size-complex="9pt" fo:language="en" fo:country="US" style:language-asian="it" style:country-asian="IT"/>
    </style:style>
    <style:style style:name="P155" style:parent-style-name="Normale" style:family="paragraph">
      <style:paragraph-properties fo:border="0.0104in solid #CBCBCB" fo:padding="0.0833in" style:shadow="none" fo:margin-bottom="0in" fo:line-height="100%" fo:background-color="#FFF8ED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6" style:parent-style-name="Car.predefinitoparagrafo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US" style:language-asian="it" style:country-asian="IT"/>
    </style:style>
    <style:style style:name="T157" style:parent-style-name="Car.predefinitoparagrafo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US" style:language-asian="it" style:country-asian="IT"/>
    </style:style>
    <style:style style:name="T158" style:parent-style-name="Car.predefinitoparagrafo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US" style:language-asian="it" style:country-asian="IT"/>
    </style:style>
    <style:style style:name="T159" style:parent-style-name="Car.predefinitoparagrafo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US" style:language-asian="it" style:country-asian="IT"/>
    </style:style>
    <style:style style:name="P160" style:parent-style-name="Normale" style:family="paragraph">
      <style:paragraph-properties fo:border="0.0104in solid #CBCBCB" fo:padding="0.0833in" style:shadow="none" fo:margin-bottom="0in" fo:line-height="100%" fo:background-color="#FFF8ED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61" style:parent-style-name="Car.predefinitoparagrafo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US" style:language-asian="it" style:country-asian="IT"/>
    </style:style>
    <style:style style:name="T162" style:parent-style-name="Car.predefinitoparagrafo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US" style:language-asian="it" style:country-asian="IT"/>
    </style:style>
    <style:style style:name="T163" style:parent-style-name="Car.predefinitoparagrafo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US" style:language-asian="it" style:country-asian="IT"/>
    </style:style>
    <style:style style:name="P164" style:parent-style-name="Normale" style:family="paragraph">
      <style:paragraph-properties fo:border="0.0104in solid #CBCBCB" fo:padding="0.0833in" style:shadow="none" fo:margin-bottom="0in" fo:line-height="100%" fo:background-color="#FFF8ED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9pt" style:font-size-asian="9pt" style:font-size-complex="9pt" fo:language="en" fo:country="US" style:language-asian="it" style:country-asian="IT"/>
    </style:style>
    <style:style style:name="P165" style:parent-style-name="Normale" style:family="paragraph">
      <style:paragraph-properties fo:border="0.0104in solid #CBCBCB" fo:padding="0.0833in" style:shadow="none" fo:margin-bottom="0in" fo:line-height="100%" fo:background-color="#FFF8ED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9pt" style:font-size-asian="9pt" style:font-size-complex="9pt" fo:language="en" fo:country="US" style:language-asian="it" style:country-asian="IT"/>
    </style:style>
    <style:style style:name="P166" style:parent-style-name="Normale" style:family="paragraph">
      <style:paragraph-properties fo:border="0.0104in solid #CBCBCB" fo:padding="0.0833in" style:shadow="none" fo:margin-bottom="0in" fo:line-height="100%" fo:background-color="#FFF8ED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9pt" style:font-size-asian="9pt" style:font-size-complex="9pt" fo:language="en" fo:country="US" style:language-asian="it" style:country-asian="IT"/>
    </style:style>
    <style:style style:name="P167" style:parent-style-name="Normale" style:family="paragraph">
      <style:paragraph-properties fo:border="0.0104in solid #CBCBCB" fo:padding="0.0833in" style:shadow="none" fo:margin-bottom="0in" fo:line-height="100%" fo:background-color="#FFF8ED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68" style:parent-style-name="Car.predefinitoparagrafo" style:family="text">
      <style:text-properties style:font-name="Courier New" style:font-name-asian="Times New Roman" style:font-name-complex="Courier New" fo:color="#000000" fo:font-size="9pt" style:font-size-asian="9pt" style:font-size-complex="9pt" fo:language="en" fo:country="US" style:language-asian="it" style:country-asian="IT"/>
    </style:style>
    <style:style style:name="T169" style:parent-style-name="Car.predefinitoparagrafo" style:family="text">
      <style:text-properties style:font-name="Courier New" style:font-name-asian="Times New Roman" style:font-name-complex="Courier New" fo:color="#000000" fo:font-size="9pt" style:font-size-asian="9pt" style:font-size-complex="9pt" style:language-asian="it" style:country-asian="IT"/>
    </style:style>
    <style:style style:name="P170" style:parent-style-name="Normale" style:family="paragraph">
      <style:paragraph-properties fo:border="0.0104in solid #CBCBCB" fo:padding="0.0833in" style:shadow="none" fo:margin-bottom="0in" fo:line-height="100%" fo:background-color="#FFF8ED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9pt" style:font-size-asian="9pt" style:font-size-complex="9pt" style:language-asian="it" style:country-asian="IT"/>
    </style:style>
    <style:style style:name="P171" style:parent-style-name="Normale" style:family="paragraph">
      <style:text-properties fo:font-size="12pt" style:font-size-asian="12pt" style:font-size-complex="12pt"/>
    </style:style>
    <style:style style:name="T172" style:parent-style-name="Car.predefinitoparagrafo" style:family="text">
      <style:text-properties fo:font-size="12pt" style:font-size-asian="12pt" style:font-size-complex="12pt"/>
    </style:style>
    <style:style style:name="T173" style:parent-style-name="Car.predefinitoparagrafo" style:family="text">
      <style:text-properties fo:font-size="12pt" style:font-size-asian="12pt" style:font-size-complex="12pt"/>
    </style:style>
    <style:style style:name="T174" style:parent-style-name="Car.predefinitoparagrafo" style:family="text">
      <style:text-properties fo:font-size="12pt" style:font-size-asian="12pt" style:font-size-complex="12pt"/>
    </style:style>
    <style:style style:name="T175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176" style:parent-style-name="Car.predefinitoparagrafo" style:family="text">
      <style:text-properties fo:font-size="12pt" style:font-size-asian="12pt" style:font-size-complex="12pt"/>
    </style:style>
    <style:style style:name="T177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178" style:parent-style-name="Car.predefinitoparagrafo" style:family="text">
      <style:text-properties fo:font-size="12pt" style:font-size-asian="12pt" style:font-size-complex="12pt"/>
    </style:style>
    <style:style style:name="P179" style:parent-style-name="Normale" style:family="paragraph">
      <style:text-properties fo:font-weight="bold" style:font-weight-asian="bold" fo:font-size="18pt" style:font-size-asian="18pt" style:font-size-complex="18pt"/>
    </style:style>
    <style:style style:name="P180" style:parent-style-name="Normale" style:family="paragraph">
      <style:text-properties fo:font-weight="bold" style:font-weight-asian="bold" fo:font-size="18pt" style:font-size-asian="18pt" style:font-size-complex="18pt"/>
    </style:style>
    <style:style style:name="T181" style:parent-style-name="Car.predefinitoparagrafo" style:family="text">
      <style:text-properties fo:font-size="12pt" style:font-size-asian="12pt" style:font-size-complex="12pt"/>
    </style:style>
    <style:style style:name="T182" style:parent-style-name="Car.predefinitoparagrafo" style:family="text">
      <style:text-properties fo:font-size="12pt" style:font-size-asian="12pt" style:font-size-complex="12pt"/>
    </style:style>
    <style:style style:name="T183" style:parent-style-name="Car.predefinitoparagrafo" style:family="text">
      <style:text-properties fo:font-size="12pt" style:font-size-asian="12pt" style:font-size-complex="12pt"/>
    </style:style>
    <style:style style:name="T184" style:parent-style-name="Collegamentoipertestuale" style:family="text">
      <style:text-properties fo:font-size="12pt" style:font-size-asian="12pt" style:font-size-complex="12pt"/>
    </style:style>
    <style:style style:name="T185" style:parent-style-name="Car.predefinitoparagrafo" style:family="text">
      <style:text-properties fo:font-size="12pt" style:font-size-asian="12pt" style:font-size-complex="12pt"/>
    </style:style>
    <style:style style:name="T186" style:parent-style-name="Car.predefinitoparagrafo" style:family="text">
      <style:text-properties fo:font-size="12pt" style:font-size-asian="12pt" style:font-size-complex="12pt"/>
    </style:style>
    <style:style style:name="T187" style:parent-style-name="Car.predefinitoparagrafo" style:family="text">
      <style:text-properties fo:font-size="12pt" style:font-size-asian="12pt" style:font-size-complex="12pt"/>
    </style:style>
    <style:style style:name="T188" style:parent-style-name="Collegamentoipertestuale" style:family="text">
      <style:text-properties fo:font-size="12pt" style:font-size-asian="12pt" style:font-size-complex="12pt"/>
    </style:style>
    <style:style style:name="T189" style:parent-style-name="Car.predefinitoparagrafo" style:family="text">
      <style:text-properties fo:font-size="12pt" style:font-size-asian="12pt" style:font-size-complex="12pt"/>
    </style:style>
    <style:style style:name="T190" style:parent-style-name="Car.predefinitoparagrafo" style:family="text">
      <style:text-properties fo:font-size="12pt" style:font-size-asian="12pt" style:font-size-complex="12pt"/>
    </style:style>
    <style:style style:name="T191" style:parent-style-name="Car.predefinitoparagrafo" style:family="text">
      <style:text-properties fo:font-size="12pt" style:font-size-asian="12pt" style:font-size-complex="12pt"/>
    </style:style>
    <style:style style:name="T192" style:parent-style-name="Car.predefinitoparagrafo" style:family="text">
      <style:text-properties fo:font-size="12pt" style:font-size-asian="12pt" style:font-size-complex="12pt"/>
    </style:style>
    <style:style style:name="P193" style:parent-style-name="Normale" style:family="paragraph">
      <style:text-properties fo:font-size="12pt" style:font-size-asian="12pt" style:font-size-complex="12pt"/>
    </style:style>
    <style:style style:name="P194" style:parent-style-name="Normale" style:family="paragraph">
      <style:text-properties fo:font-size="12pt" style:font-size-asian="12pt" style:font-size-complex="12pt"/>
    </style:style>
    <style:style style:name="P195" style:parent-style-name="Paragrafoelenco" style:list-style-name="LFO2" style:family="paragraph">
      <style:text-properties fo:font-size="12pt" style:font-size-asian="12pt" style:font-size-complex="12pt"/>
    </style:style>
    <style:style style:name="P196" style:parent-style-name="Paragrafoelenco" style:list-style-name="LFO2" style:family="paragraph">
      <style:text-properties fo:font-size="12pt" style:font-size-asian="12pt" style:font-size-complex="12pt"/>
    </style:style>
    <style:style style:name="P197" style:parent-style-name="Paragrafoelenco" style:list-style-name="LFO2" style:family="paragraph">
      <style:text-properties fo:font-size="12pt" style:font-size-asian="12pt" style:font-size-complex="12pt"/>
    </style:style>
    <style:style style:name="P198" style:parent-style-name="Paragrafoelenco" style:list-style-name="LFO2" style:family="paragraph">
      <style:text-properties fo:font-size="12pt" style:font-size-asian="12pt" style:font-size-complex="12pt"/>
    </style:style>
    <style:style style:name="P199" style:parent-style-name="Paragrafoelenco" style:list-style-name="LFO2" style:family="paragraph">
      <style:text-properties fo:font-size="12pt" style:font-size-asian="12pt" style:font-size-complex="12pt"/>
    </style:style>
    <style:style style:name="P200" style:parent-style-name="Paragrafoelenco" style:list-style-name="LFO2" style:family="paragraph">
      <style:text-properties fo:font-size="12pt" style:font-size-asian="12pt" style:font-size-complex="12pt"/>
    </style:style>
    <style:style style:name="P201" style:parent-style-name="Normale" style:family="paragraph">
      <style:text-properties fo:font-size="12pt" style:font-size-asian="12pt" style:font-size-complex="12pt"/>
    </style:style>
    <style:style style:name="P202" style:parent-style-name="Normale" style:family="paragraph">
      <style:text-properties fo:font-size="12pt" style:font-size-asian="12pt" style:font-size-complex="12pt"/>
    </style:style>
    <style:style style:name="T203" style:parent-style-name="Car.predefinitoparagrafo" style:family="text">
      <style:text-properties fo:font-size="12pt" style:font-size-asian="12pt" style:font-size-complex="12pt"/>
    </style:style>
    <style:style style:name="T204" style:parent-style-name="Car.predefinitoparagrafo" style:family="text">
      <style:text-properties fo:font-size="12pt" style:font-size-asian="12pt" style:font-size-complex="12pt"/>
    </style:style>
    <style:style style:name="T205" style:parent-style-name="Car.predefinitoparagrafo" style:family="text">
      <style:text-properties fo:font-size="12pt" style:font-size-asian="12pt" style:font-size-complex="12pt"/>
    </style:style>
    <style:style style:name="P206" style:parent-style-name="Normale" style:family="paragraph">
      <style:text-properties fo:font-size="12pt" style:font-size-asian="12pt" style:font-size-complex="12pt"/>
    </style:style>
    <style:style style:name="P207" style:parent-style-name="PreformattatoHTML" style:family="paragraph">
      <style:paragraph-properties fo:border="0.0104in solid #CBCBCB" fo:padding="0.0833in" style:shadow="none" fo:background-color="#FFF8ED"/>
      <style:text-properties fo:font-size="9pt" style:font-size-asian="9pt" style:font-size-complex="9pt" fo:language="en" fo:country="US"/>
    </style:style>
    <style:style style:name="P208" style:parent-style-name="PreformattatoHTML" style:family="paragraph">
      <style:paragraph-properties fo:border="0.0104in solid #CBCBCB" fo:padding="0.0833in" style:shadow="none" fo:background-color="#FFF8ED"/>
      <style:text-properties fo:font-size="9pt" style:font-size-asian="9pt" style:font-size-complex="9pt" fo:language="en" fo:country="US"/>
    </style:style>
    <style:style style:name="P209" style:parent-style-name="PreformattatoHTML" style:family="paragraph">
      <style:paragraph-properties fo:border="0.0104in solid #CBCBCB" fo:padding="0.0833in" style:shadow="none" fo:background-color="#FFF8ED"/>
      <style:text-properties fo:font-size="9pt" style:font-size-asian="9pt" style:font-size-complex="9pt" fo:language="en" fo:country="US"/>
    </style:style>
    <style:style style:name="P210" style:parent-style-name="PreformattatoHTML" style:family="paragraph">
      <style:paragraph-properties fo:border="0.0104in solid #CBCBCB" fo:padding="0.0833in" style:shadow="none" fo:background-color="#FFF8ED"/>
      <style:text-properties fo:font-size="9pt" style:font-size-asian="9pt" style:font-size-complex="9pt" fo:language="en" fo:country="US"/>
    </style:style>
    <style:style style:name="P211" style:parent-style-name="PreformattatoHTML" style:family="paragraph">
      <style:paragraph-properties fo:border="0.0104in solid #CBCBCB" fo:padding="0.0833in" style:shadow="none" fo:background-color="#FFF8ED"/>
      <style:text-properties fo:font-size="9pt" style:font-size-asian="9pt" style:font-size-complex="9pt" fo:language="en" fo:country="US"/>
    </style:style>
    <style:style style:name="P212" style:parent-style-name="PreformattatoHTML" style:family="paragraph">
      <style:paragraph-properties fo:border="0.0104in solid #CBCBCB" fo:padding="0.0833in" style:shadow="none" fo:background-color="#FFF8ED"/>
      <style:text-properties fo:font-size="9pt" style:font-size-asian="9pt" style:font-size-complex="9pt" fo:language="en" fo:country="US"/>
    </style:style>
    <style:style style:name="P213" style:parent-style-name="PreformattatoHTML" style:family="paragraph">
      <style:paragraph-properties fo:border="0.0104in solid #CBCBCB" fo:padding="0.0833in" style:shadow="none" fo:background-color="#FFF8ED"/>
      <style:text-properties fo:font-size="9pt" style:font-size-asian="9pt" style:font-size-complex="9pt" fo:language="en" fo:country="US"/>
    </style:style>
    <style:style style:name="P214" style:parent-style-name="PreformattatoHTML" style:family="paragraph">
      <style:paragraph-properties fo:border="0.0104in solid #CBCBCB" fo:padding="0.0833in" style:shadow="none" fo:background-color="#FFF8ED"/>
      <style:text-properties fo:font-size="9pt" style:font-size-asian="9pt" style:font-size-complex="9pt" fo:language="en" fo:country="US"/>
    </style:style>
    <style:style style:name="P215" style:parent-style-name="PreformattatoHTML" style:family="paragraph">
      <style:paragraph-properties fo:border="0.0104in solid #CBCBCB" fo:padding="0.0833in" style:shadow="none" fo:background-color="#FFF8ED"/>
      <style:text-properties fo:font-size="9pt" style:font-size-asian="9pt" style:font-size-complex="9pt" fo:language="en" fo:country="US"/>
    </style:style>
    <style:style style:name="P216" style:parent-style-name="PreformattatoHTML" style:family="paragraph">
      <style:paragraph-properties fo:border="0.0104in solid #CBCBCB" fo:padding="0.0833in" style:shadow="none" fo:background-color="#FFF8ED"/>
      <style:text-properties fo:font-size="9pt" style:font-size-asian="9pt" style:font-size-complex="9pt" fo:language="en" fo:country="US"/>
    </style:style>
    <style:style style:name="P217" style:parent-style-name="PreformattatoHTML" style:family="paragraph">
      <style:paragraph-properties fo:border="0.0104in solid #CBCBCB" fo:padding="0.0833in" style:shadow="none" fo:background-color="#FFF8ED"/>
      <style:text-properties fo:font-size="9pt" style:font-size-asian="9pt" style:font-size-complex="9pt" fo:language="en" fo:country="US"/>
    </style:style>
    <style:style style:name="P218" style:parent-style-name="PreformattatoHTML" style:family="paragraph">
      <style:paragraph-properties fo:border="0.0104in solid #CBCBCB" fo:padding="0.0833in" style:shadow="none" fo:background-color="#FFF8ED"/>
      <style:text-properties fo:font-size="9pt" style:font-size-asian="9pt" style:font-size-complex="9pt" fo:language="en" fo:country="US"/>
    </style:style>
    <style:style style:name="P219" style:parent-style-name="PreformattatoHTML" style:family="paragraph">
      <style:paragraph-properties fo:border="0.0104in solid #CBCBCB" fo:padding="0.0833in" style:shadow="none" fo:background-color="#FFF8ED"/>
      <style:text-properties fo:font-size="9pt" style:font-size-asian="9pt" style:font-size-complex="9pt" fo:language="en" fo:country="US"/>
    </style:style>
    <style:style style:name="P220" style:parent-style-name="PreformattatoHTML" style:family="paragraph">
      <style:paragraph-properties fo:border="0.0104in solid #CBCBCB" fo:padding="0.0833in" style:shadow="none" fo:background-color="#FFF8ED"/>
      <style:text-properties fo:font-size="9pt" style:font-size-asian="9pt" style:font-size-complex="9pt" fo:language="en" fo:country="US"/>
    </style:style>
    <style:style style:name="P221" style:parent-style-name="PreformattatoHTML" style:family="paragraph">
      <style:paragraph-properties fo:border="0.0104in solid #CBCBCB" fo:padding="0.0833in" style:shadow="none" fo:background-color="#FFF8ED"/>
      <style:text-properties fo:font-size="9pt" style:font-size-asian="9pt" style:font-size-complex="9pt" fo:language="en" fo:country="US"/>
    </style:style>
    <style:style style:name="P222" style:parent-style-name="PreformattatoHTML" style:family="paragraph">
      <style:paragraph-properties fo:border="0.0104in solid #CBCBCB" fo:padding="0.0833in" style:shadow="none" fo:background-color="#FFF8ED"/>
      <style:text-properties fo:font-size="9pt" style:font-size-asian="9pt" style:font-size-complex="9pt" fo:language="en" fo:country="US"/>
    </style:style>
    <style:style style:name="P223" style:parent-style-name="PreformattatoHTML" style:family="paragraph">
      <style:paragraph-properties fo:border="0.0104in solid #CBCBCB" fo:padding="0.0833in" style:shadow="none" fo:background-color="#FFF8ED"/>
    </style:style>
    <style:style style:name="T224" style:parent-style-name="Car.predefinitoparagrafo" style:family="text">
      <style:text-properties fo:font-size="9pt" style:font-size-asian="9pt" style:font-size-complex="9pt" fo:language="en" fo:country="US"/>
    </style:style>
    <style:style style:name="T225" style:parent-style-name="Car.predefinitoparagrafo" style:family="text">
      <style:text-properties fo:font-size="9pt" style:font-size-asian="9pt" style:font-size-complex="9pt"/>
    </style:style>
    <style:style style:name="T226" style:parent-style-name="Car.predefinitoparagrafo" style:family="text">
      <style:text-properties fo:font-size="9pt" style:font-size-asian="9pt" style:font-size-complex="9pt"/>
    </style:style>
    <style:style style:name="P227" style:parent-style-name="PreformattatoHTML" style:family="paragraph">
      <style:paragraph-properties fo:border="0.0104in solid #CBCBCB" fo:padding="0.0833in" style:shadow="none" fo:background-color="#FFF8ED"/>
    </style:style>
    <style:style style:name="T228" style:parent-style-name="Car.predefinitoparagrafo" style:family="text">
      <style:text-properties fo:font-size="9pt" style:font-size-asian="9pt" style:font-size-complex="9pt"/>
    </style:style>
    <style:style style:name="T229" style:parent-style-name="Car.predefinitoparagrafo" style:family="text">
      <style:text-properties fo:font-size="9pt" style:font-size-asian="9pt" style:font-size-complex="9pt" fo:language="en" fo:country="US"/>
    </style:style>
    <style:style style:name="P230" style:parent-style-name="PreformattatoHTML" style:family="paragraph">
      <style:paragraph-properties fo:border="0.0104in solid #CBCBCB" fo:padding="0.0833in" style:shadow="none" fo:background-color="#FFF8ED"/>
      <style:text-properties fo:font-size="9pt" style:font-size-asian="9pt" style:font-size-complex="9pt" fo:language="en" fo:country="US"/>
    </style:style>
    <style:style style:name="P231" style:parent-style-name="PreformattatoHTML" style:family="paragraph">
      <style:paragraph-properties fo:border="0.0104in solid #CBCBCB" fo:padding="0.0833in" style:shadow="none" fo:background-color="#FFF8ED"/>
    </style:style>
    <style:style style:name="T232" style:parent-style-name="Car.predefinitoparagrafo" style:family="text">
      <style:text-properties fo:font-size="9pt" style:font-size-asian="9pt" style:font-size-complex="9pt" fo:language="en" fo:country="US"/>
    </style:style>
    <style:style style:name="T233" style:parent-style-name="Car.predefinitoparagrafo" style:family="text">
      <style:text-properties fo:font-size="9pt" style:font-size-asian="9pt" style:font-size-complex="9pt"/>
    </style:style>
    <style:style style:name="P234" style:parent-style-name="PreformattatoHTML" style:family="paragraph">
      <style:paragraph-properties fo:border="0.0104in solid #CBCBCB" fo:padding="0.0833in" style:shadow="none" fo:background-color="#FFF8ED"/>
      <style:text-properties fo:font-size="9pt" style:font-size-asian="9pt" style:font-size-complex="9pt"/>
    </style:style>
    <style:style style:name="P235" style:parent-style-name="PreformattatoHTML" style:family="paragraph">
      <style:paragraph-properties fo:border="0.0104in solid #CBCBCB" fo:padding="0.0833in" style:shadow="none" fo:background-color="#FFF8ED"/>
      <style:text-properties fo:font-size="9pt" style:font-size-asian="9pt" style:font-size-complex="9pt"/>
    </style:style>
    <style:style style:name="P236" style:parent-style-name="Normale" style:family="paragraph">
      <style:text-properties fo:font-size="12pt" style:font-size-asian="12pt" style:font-size-complex="12pt"/>
    </style:style>
    <style:style style:name="T237" style:parent-style-name="Car.predefinitoparagrafo" style:family="text">
      <style:text-properties fo:font-size="12pt" style:font-size-asian="12pt" style:font-size-complex="12pt"/>
    </style:style>
    <style:style style:name="T238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239" style:parent-style-name="Car.predefinitoparagrafo" style:family="text">
      <style:text-properties fo:font-size="12pt" style:font-size-asian="12pt" style:font-size-complex="12pt"/>
    </style:style>
    <style:style style:name="T240" style:parent-style-name="Car.predefinitoparagrafo" style:family="text">
      <style:text-properties fo:font-size="12pt" style:font-size-asian="12pt" style:font-size-complex="12pt"/>
    </style:style>
    <style:style style:name="T241" style:parent-style-name="Car.predefinitoparagrafo" style:family="text">
      <style:text-properties fo:font-size="12pt" style:font-size-asian="12pt" style:font-size-complex="12pt"/>
    </style:style>
    <style:style style:name="T242" style:parent-style-name="Car.predefinitoparagrafo" style:family="text">
      <style:text-properties fo:font-size="12pt" style:font-size-asian="12pt" style:font-size-complex="12pt"/>
    </style:style>
    <style:style style:name="T243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244" style:parent-style-name="Car.predefinitoparagrafo" style:family="text">
      <style:text-properties fo:font-size="12pt" style:font-size-asian="12pt" style:font-size-complex="12pt"/>
    </style:style>
    <style:style style:name="T245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246" style:parent-style-name="Car.predefinitoparagrafo" style:family="text">
      <style:text-properties fo:font-size="12pt" style:font-size-asian="12pt" style:font-size-complex="12pt"/>
    </style:style>
    <style:style style:name="T247" style:parent-style-name="Collegamentoipertestuale" style:family="text">
      <style:text-properties fo:font-size="12pt" style:font-size-asian="12pt" style:font-size-complex="12pt"/>
    </style:style>
    <style:style style:name="T248" style:parent-style-name="Collegamentoipertestuale" style:family="text">
      <style:text-properties fo:font-size="12pt" style:font-size-asian="12pt" style:font-size-complex="12pt"/>
    </style:style>
    <style:style style:name="T249" style:parent-style-name="Collegamentoipertestuale" style:family="text">
      <style:text-properties fo:font-size="12pt" style:font-size-asian="12pt" style:font-size-complex="12pt"/>
    </style:style>
    <style:style style:name="T250" style:parent-style-name="Car.predefinitoparagrafo" style:family="text">
      <style:text-properties fo:font-size="12pt" style:font-size-asian="12pt" style:font-size-complex="12pt"/>
    </style:style>
    <style:style style:name="P251" style:parent-style-name="Normale" style:family="paragraph">
      <style:text-properties fo:font-size="12pt" style:font-size-asian="12pt" style:font-size-complex="12pt"/>
    </style:style>
    <style:style style:name="P252" style:parent-style-name="Normale" style:family="paragraph">
      <style:text-properties fo:font-weight="bold" style:font-weight-asian="bold" fo:font-size="18pt" style:font-size-asian="18pt" style:font-size-complex="18pt"/>
    </style:style>
    <style:style style:name="T253" style:parent-style-name="Car.predefinitoparagrafo" style:family="text">
      <style:text-properties fo:font-style="italic" style:font-style-asian="italic"/>
    </style:style>
    <style:style style:name="T254" style:parent-style-name="Car.predefinitoparagrafo" style:family="text">
      <style:text-properties fo:font-style="italic" style:font-style-asian="italic"/>
    </style:style>
    <style:style style:name="P255" style:parent-style-name="PreformattatoHTML" style:family="paragraph">
      <style:paragraph-properties fo:border="0.0104in solid #CBCBCB" fo:padding="0.0833in" style:shadow="none" fo:background-color="#FFF8ED"/>
      <style:text-properties fo:font-size="9pt" style:font-size-asian="9pt" style:font-size-complex="9pt" fo:language="en" fo:country="US"/>
    </style:style>
    <style:style style:name="P256" style:parent-style-name="PreformattatoHTML" style:family="paragraph">
      <style:paragraph-properties fo:border="0.0104in solid #CBCBCB" fo:padding="0.0833in" style:shadow="none" fo:background-color="#FFF8ED"/>
      <style:text-properties fo:font-size="9pt" style:font-size-asian="9pt" style:font-size-complex="9pt" fo:language="en" fo:country="US"/>
    </style:style>
    <style:style style:name="P257" style:parent-style-name="PreformattatoHTML" style:family="paragraph">
      <style:paragraph-properties fo:border="0.0104in solid #CBCBCB" fo:padding="0.0833in" style:shadow="none" fo:background-color="#FFF8ED"/>
      <style:text-properties fo:font-size="9pt" style:font-size-asian="9pt" style:font-size-complex="9pt" fo:language="en" fo:country="US"/>
    </style:style>
    <style:style style:name="P258" style:parent-style-name="PreformattatoHTML" style:family="paragraph">
      <style:paragraph-properties fo:border="0.0104in solid #CBCBCB" fo:padding="0.0833in" style:shadow="none" fo:background-color="#FFF8ED"/>
      <style:text-properties fo:font-size="9pt" style:font-size-asian="9pt" style:font-size-complex="9pt" fo:language="en" fo:country="US"/>
    </style:style>
    <style:style style:name="P259" style:parent-style-name="PreformattatoHTML" style:family="paragraph">
      <style:paragraph-properties fo:border="0.0104in solid #CBCBCB" fo:padding="0.0833in" style:shadow="none" fo:background-color="#FFF8ED"/>
      <style:text-properties fo:font-size="9pt" style:font-size-asian="9pt" style:font-size-complex="9pt" fo:language="en" fo:country="US"/>
    </style:style>
    <style:style style:name="P260" style:parent-style-name="PreformattatoHTML" style:family="paragraph">
      <style:paragraph-properties fo:border="0.0104in solid #CBCBCB" fo:padding="0.0833in" style:shadow="none" fo:background-color="#FFF8ED"/>
      <style:text-properties fo:font-size="9pt" style:font-size-asian="9pt" style:font-size-complex="9pt" fo:language="en" fo:country="US"/>
    </style:style>
    <style:style style:name="P261" style:parent-style-name="PreformattatoHTML" style:family="paragraph">
      <style:paragraph-properties fo:border="0.0104in solid #CBCBCB" fo:padding="0.0833in" style:shadow="none" fo:background-color="#FFF8ED"/>
      <style:text-properties fo:font-size="9pt" style:font-size-asian="9pt" style:font-size-complex="9pt" fo:language="en" fo:country="US"/>
    </style:style>
    <style:style style:name="P262" style:parent-style-name="PreformattatoHTML" style:family="paragraph">
      <style:paragraph-properties fo:border="0.0104in solid #CBCBCB" fo:padding="0.0833in" style:shadow="none" fo:background-color="#FFF8ED"/>
      <style:text-properties fo:font-size="9pt" style:font-size-asian="9pt" style:font-size-complex="9pt" fo:language="en" fo:country="US"/>
    </style:style>
    <style:style style:name="P263" style:parent-style-name="PreformattatoHTML" style:family="paragraph">
      <style:paragraph-properties fo:border="0.0104in solid #CBCBCB" fo:padding="0.0833in" style:shadow="none" fo:background-color="#FFF8ED"/>
      <style:text-properties fo:font-size="9pt" style:font-size-asian="9pt" style:font-size-complex="9pt" fo:language="en" fo:country="US"/>
    </style:style>
    <style:style style:name="P264" style:parent-style-name="PreformattatoHTML" style:family="paragraph">
      <style:paragraph-properties fo:border="0.0104in solid #CBCBCB" fo:padding="0.0833in" style:shadow="none" fo:background-color="#FFF8ED"/>
      <style:text-properties fo:font-size="9pt" style:font-size-asian="9pt" style:font-size-complex="9pt" fo:language="en" fo:country="US"/>
    </style:style>
    <style:style style:name="P265" style:parent-style-name="PreformattatoHTML" style:family="paragraph">
      <style:paragraph-properties fo:border="0.0104in solid #CBCBCB" fo:padding="0.0833in" style:shadow="none" fo:background-color="#FFF8ED"/>
      <style:text-properties fo:font-size="9pt" style:font-size-asian="9pt" style:font-size-complex="9pt" fo:language="en" fo:country="US"/>
    </style:style>
    <style:style style:name="P266" style:parent-style-name="PreformattatoHTML" style:family="paragraph">
      <style:paragraph-properties fo:border="0.0104in solid #CBCBCB" fo:padding="0.0833in" style:shadow="none" fo:background-color="#FFF8ED"/>
    </style:style>
    <style:style style:name="T267" style:parent-style-name="Car.predefinitoparagrafo" style:family="text">
      <style:text-properties fo:font-size="9pt" style:font-size-asian="9pt" style:font-size-complex="9pt" fo:language="en" fo:country="US"/>
    </style:style>
    <style:style style:name="T268" style:parent-style-name="Car.predefinitoparagrafo" style:family="text">
      <style:text-properties style:font-name="Courier New" style:font-name-complex="Courier New" fo:font-size="9pt" style:font-size-asian="9pt" style:font-size-complex="9pt" fo:language="en" fo:country="US"/>
    </style:style>
    <style:style style:name="T269" style:parent-style-name="Car.predefinitoparagrafo" style:family="text">
      <style:text-properties fo:font-style="italic" style:font-style-asian="italic"/>
    </style:style>
    <style:style style:name="T270" style:parent-style-name="Car.predefinitoparagrafo" style:family="text">
      <style:text-properties fo:font-style="italic" style:font-style-asian="italic"/>
    </style:style>
  </office:automatic-styles>
  <office:body>
    <office:text text:use-soft-page-breaks="true">
      <text:p text:style-name="P1"><text:span text:style-name="T2">RELAZIONE PROGETTO ALGORITMI E COMPLESSITÀ</text:span><text:span text:style-name="T3"><text:line-break/></text:span>RDFEVENTS2RSS -<text:s/><text:span text:style-name="T4">Un tool che converte in formato RSS gli eventi ricavati da un end-point SPARQL.</text:span></text:p>
      <text:p text:style-name="P5">Biagio Robert Pappalardo W82/000062<text:tab/><text:tab/><text:tab/><text:tab/><text:tab/><text:tab/>Settembre 2015</text:p>
      <text:p text:style-name="P6"/>
      <text:p text:style-name="P7">Obiettivo<text:tab/><text:tab/></text:p>
      <text:p text:style-name="Normale"><text:span text:style-name="T8">L’obiettivo del progetto è quello di costruire un tool in linguaggio PHP che interroga un end-point SPARQL per ottener</text:span><text:span text:style-name="T9">ne tutti i contenuti Web</text:span><text:span text:style-name="T10">, in particolare eventi dell'</text:span><text:a xlink:href="https://opendatahacklab.github.io/events.html" office:target-frame-name="_top" xlink:show="replace"><text:span text:style-name="T11">opendatahacklab</text:span></text:a><text:span text:style-name="T12">, e convertirli in formato RSS</text:span><text:span text:style-name="T13"><text:s/>Atom</text:span><text:span text:style-name="T14">.</text:span><text:span text:style-name="T15"><text:s/>Il tool consiste quindi in uno script PHP chiamato<text:s/></text:span><text:span text:style-name="T16">rdfevents2rss.php</text:span><text:span text:style-name="T17"><text:s/>che una volta chiamato da un server web o un lettore di feed RSS produce una pagina in formato RSS Atom.</text:span></text:p>
      <text:p text:style-name="P18"/>
      <text:p text:style-name="P19">RSS</text:p>
      <text:p text:style-name="Normale"><text:span text:style-name="T20">RSS<text:s/></text:span><text:span text:style-name="T21">(RDF Site Summary)</text:span><text:span text:style-name="T22"><text:s/></text:span><text:span text:style-name="T23">è un formato di distribuzione di contenuti Web tra i più popolari. Esso definisce una struttura adatta a contenere un insieme di notizie</text:span><text:span text:style-name="T24"><text:s/>di qualunque tipo</text:span><text:span text:style-name="T25">, ciascuna delle quali</text:span><text:span text:style-name="T26"><text:s/>sarà composta da vari campi come &lt;titolo notizia&gt;, &lt;nome autore&gt;, &lt;testo&gt;, &lt;riassunto&gt;, ecc. Quando si pubblicano dei contenuti Web in formato RSS, la struttura viene aggiornata con i nuovi dati; visto che il formato è predefinito, un qualunque software c</text:span><text:span text:style-name="T27">he supporti RSS, ad esempio un lettore<text:s/></text:span><text:span text:style-name="T28">di feed<text:s/></text:span><text:span text:style-name="T29">RSS, potrà presentare in maniera omogenea contenuti provenienti da fonti diverse e può notificare all’utente la presenza di un nuovo contenuto Web aggiunto</text:span><text:span text:style-name="T30"><text:s/>al canale in cui si era precedentemente abbonato</text:span><text:span text:style-name="T31">.<text:s/></text:span></text:p>
      <text:p text:style-name="Normale"><text:span text:style-name="T32">La storia dei formati RSS è tuttavia una storia articolata,</text:span><text:span text:style-name="T33"><text:s/>in quanto<text:s/></text:span><text:span text:style-name="T34">ne esistono più versioni</text:span><text:span text:style-name="T35">, di cui ognuna realizzata da enti diversi</text:span><text:span text:style-name="T36">,</text:span><text:span text:style-name="T37"><text:s/>in cui ciascuna<text:s/></text:span><text:span text:style-name="T38">definisce un proprio forma</text:span><text:span text:style-name="T39">to incompatibile con gli altri [vedi<text:s/></text:span><text:a xlink:href="http://www.rssboard.org/rss-history" office:target-frame-name="_top" xlink:show="replace"><text:span text:style-name="T40">RSS History</text:span></text:a><text:span text:style-name="T41">].<text:s/></text:span><text:span text:style-name="T42">Bisogna quindi scegliere a quale formato ci si deve uniformare per l’implementazione del progetto.</text:span></text:p>
      <text:p text:style-name="P43">Nonostante le differenti implementazioni delle diverse versioni, i documenti RSS condividono tutti la stessa struttura di base, che prevede:</text:p>
      <text:list text:style-name="LFO3" text:continue-numbering="true">
        <text:list-item>
          <text:p text:style-name="P44">un elemento &lt;channel&gt;, che contiene le informazioni sulla fonte dei contenuti (nel caso di un quotidiano online potrebbe contenere il nome della testata, la data di pubblicazione, informazioni sul copyright,<text:s/>un URL alla homepage,<text:s/>ecc.)</text:p>
        </text:list-item>
        <text:list-item>
          <text:p text:style-name="P45">una serie di elementi &lt;item&gt;, ognuno dei quali<text:s/>corrisponde ad un singolo elemento di contenuto (ad es. l'articolo di un giornale) e ne presenta tutte le informazioni (titolo, testo completo,<text:s/>riassunto,<text:s/>nome dell'autore, ecc.). Ogni &lt;item&gt; è associato a un &lt;channel&gt;.</text:p>
        </text:list-item>
      </text:list>
      <text:p text:style-name="Paragrafoelenco"/>
      <text:soft-page-break/>
      <text:p text:style-name="P46">Principalmente i formati RSS<text:s/>si possono dividere in quattro gruppi:</text:p>
      <text:list text:style-name="LFO1" text:continue-numbering="true">
        <text:list-item>
          <text:p text:style-name="P47">Famiglia<text:s/>RSS 0.9+<text:s/>(0.9,<text:s/>0.91, 0.92);</text:p>
        </text:list-item>
        <text:list-item>
          <text:p text:style-name="P48">RSS 2.0;</text:p>
        </text:list-item>
        <text:list-item>
          <text:p text:style-name="P49">RSS 1.0;</text:p>
        </text:list-item>
        <text:list-item>
          <text:p text:style-name="P50">RSS<text:s/>Atom<text:s/>(scelta per l’implementazione del progetto).</text:p>
        </text:list-item>
      </text:list>
      <text:p text:style-name="P51">Di seguito una breve analisi su ciascuno di essi.</text:p>
      <text:p text:style-name="P52"/>
      <text:p text:style-name="P53">RSS 0.90+</text:p>
      <text:p text:style-name="Normale"><text:span text:style-name="T54">RSS</text:span><text:span text:style-name="T55"><text:s/></text:span><text:span text:style-name="T56">0.9</text:span><text:span text:style-name="T57"><text:s/>è la prima versione in assoluto di RSS ed è stata realizzata da<text:s/></text:span><text:span text:style-name="T58">Netscape</text:span><text:span text:style-name="T59"><text:s/>nel 1999</text:span><text:span text:style-name="T60">, che proseguì con la versione 0.91 prima di passare lo sviluppo delle versioni 0.92 e successive a<text:s/></text:span><text:span text:style-name="T61">UserLa</text:span><text:span text:style-name="T62">nd</text:span><text:span text:style-name="T63">.<text:s/></text:span></text:p>
      <text:p text:style-name="Normale"><text:span text:style-name="T64">La versione</text:span><text:span text:style-name="T65"><text:s/>RSS 0.91 fu intenzional</text:span><text:span text:style-name="T66">mente incompatibile con RSS 0.9 in quanto si eliminarono<text:s/></text:span><text:span text:style-name="T67">la<text:s/></text:span><text:span text:style-name="T68">sintassi RDF compatibile e</text:span><text:span text:style-name="T69"><text:s/>si</text:span><text:span text:style-name="T70"><text:s/>rip</text:span><text:span text:style-name="T71">rogettò RSS per essere puro XML<text:s/></text:span><text:span text:style-name="T72">semplificandone la struttura<text:s/></text:span><text:span text:style-name="T73">[</text:span><text:span text:style-name="T74">vedi<text:s/></text:span><text:a xlink:href="http://www.rssboard.org/rss-0-9-1-netscape" office:target-frame-name="_top" xlink:show="replace"><text:span text:style-name="T75">RSS 0.91 specification</text:span></text:a><text:span text:style-name="T76">]</text:span><text:span text:style-name="T77">.<text:s/></text:span></text:p>
      <text:p text:style-name="Normale"><text:span text:style-name="T78">Nel 2000 venne pubblicata la versione</text:span><text:span text:style-name="T79"><text:s/>0.92 che portò un insieme<text:s/></text:span><text:span text:style-name="T80">di modifiche</text:span><text:span text:style-name="T81"><text:s/>minori</text:span><text:span text:style-name="T82"><text:s/>a parte l'introduzione dell'elemento<text:s/></text:span><text:span text:style-name="T83">&lt;</text:span><text:span text:style-name="T84">contenitore</text:span><text:span text:style-name="T85">&gt;</text:span><text:span text:style-name="T86">, che ha permesso<text:s/></text:span><text:span text:style-name="T87">la possibilità di inserire<text:s/></text:span><text:span text:style-name="T88">file audio<text:s/></text:span><text:span text:style-name="T89">nei feed RSS<text:s/></text:span><text:span text:style-name="T90">[</text:span><text:span text:style-name="T91">vedi<text:s/></text:span><text:a xlink:href="http://www.rssboard.org/rss-0-9-2" office:target-frame-name="_top" xlink:show="replace"><text:span text:style-name="T92">RSS 0.9</text:span><text:span text:style-name="T93">2</text:span><text:span text:style-name="T94"><text:s/>speci</text:span><text:bookmark-start text:name="_Hlt431380003"/><text:bookmark-start text:name="_Hlt431380004"/><text:span text:style-name="T95">f</text:span><text:bookmark-end text:name="_Hlt431380003"/><text:bookmark-end text:name="_Hlt431380004"/><text:span text:style-name="T96">ication</text:span></text:a><text:span text:style-name="T97">]</text:span><text:span text:style-name="T98">.</text:span></text:p>
      <text:p text:style-name="Normale"><text:span text:style-name="T99">In seguito furono pubblicate anche delle bozze per le future versioni</text:span><text:span text:style-name="T100"><text:s/>0.93 e 0.94<text:s/></text:span><text:span text:style-name="T101">ma non videro mai la luce e in seguito furono ritirate. La naturale evoluzione di questa famiglia proseguì con<text:s/></text:span><text:span text:style-name="T102">RSS 2.0</text:span><text:span text:style-name="T103">.</text:span></text:p>
      <text:p text:style-name="P104"/>
      <text:p text:style-name="Normale"><text:span text:style-name="T105">RSS 1.0</text:span></text:p>
      <text:p text:style-name="Normale"><text:span text:style-name="T106">RSS 1.0 è stato sviluppato parallelamente</text:span><text:span text:style-name="T107"><text:s/>(nel 2000)</text:span><text:span text:style-name="T108"><text:s/>alle versioni 0.9</text:span><text:span text:style-name="T109">+</text:span><text:span text:style-name="T110"><text:s/>da un gruppo di sviluppatori (</text:span><text:span text:style-name="T111">rss-dev</text:span><text:span text:style-name="T112">)</text:span><text:span text:style-name="T113">,<text:s/></text:span><text:span text:style-name="T114">rendendolo conforme a<text:s/></text:span><text:span text:style-name="T115">RDF</text:span><text:span text:style-name="T116"><text:s/>del</text:span><text:span text:style-name="T117"><text:s/>W3C</text:span><text:span text:style-name="T118"><text:s/>ma complicandone la<text:s/></text:span><text:span text:style-name="T119">struttura.</text:span><text:span text:style-name="T120"><text:s/>RSS 1.0 ha una struttura simile a quella di RSS 0.9 ma non è pienamente compatibile con esso in quanto è basato sulla raccomandazione finale di RDF 1.0.</text:span></text:p>
      <text:p text:style-name="Normale"><text:span text:style-name="T121">Attualmente risulta abbandonato in favore di<text:s/></text:span><text:span text:style-name="T122">RSS 2.0</text:span><text:span text:style-name="T123"><text:s/></text:span><text:span text:style-name="T124">e</text:span><text:span text:style-name="T125"><text:s/></text:span><text:span text:style-name="T126">Atom</text:span><text:span text:style-name="T127">.</text:span></text:p>
      <text:p text:style-name="P128"/>
      <text:p text:style-name="P129"/>
      <text:p text:style-name="Normale"/>
      <text:soft-page-break/>
      <text:p text:style-name="P130">RSS 2.0+</text:p>
      <text:p text:style-name="Normale"><text:span text:style-name="T131">RSS 2.0 è la naturale evoluzione di RSS 0.9</text:span><text:span text:style-name="T132">+</text:span><text:span text:style-name="T133"><text:s/>pubblicata nel 2002</text:span><text:span text:style-name="T134">. Attualmente ne detiene i diritti di copyright la</text:span><text:s/><text:span text:style-name="T135">Harvard University<text:s/></text:span><text:span text:style-name="T136">ma lo sviluppo risulta congelato.</text:span></text:p>
      <text:p text:style-name="P137">Esso<text:s/>richiede come<text:s/>campi<text:s/>obbligatori per i<text:s/>&lt;channel&gt;<text:s/>un titolo, un collegamento ipertestuale e una descrizione. Per quanto riguarda<text:s/>gli &lt;item&gt;<text:s/>invece non richiede che i campi siano<text:s/>necessariamente<text:s/>presenti.</text:p>
      <text:p text:style-name="P138">Uno svantaggio di<text:s/>RSS 2.0<text:s/>rispetto ad un altro formato RSS all’avanguardia come Atom è che<text:s/>può contenere testo normale o HTML, senza dare la possibilità di indicare quale<text:s/>dei due è stato fornito. Questa gestione di HTML è<text:s/>svantaggiosa<text:s/>perché ad esempio, la stringa "AT&amp;T" potrebbe essere espressa come AT&amp;amp;amp;T quindi poco leggibile ad occhio umano.</text:p>
      <text:p text:style-name="P139">Un altro svantaggio di<text:s/>RSS 2.0<text:s/>e che<text:s/>ha un<text:s/>campo<text:s/>&lt;description&gt; che viene comunemente utilizzato<text:s/>sia<text:s/>per contenere<text:s/>il testo integrale di un &lt;item&gt; che per contenere<text:s/>solo un riassunto<text:s/>dello stesso.<text:s/>Non è previsto<text:s/>quindi<text:s/>un modo per segnalare se il contenuto fornito è la descrizione completa o solo una sintesi.</text:p>
      <text:p text:style-name="P140">Le specifiche di RSS 2.0 non includono la possibilità di definire nessuno schema.</text:p>
      <text:p text:style-name="P141">Di seguito un esempio di documento<text:s/>xml in formato<text:s/>RSS 2.0:</text:p>
      <text:p text:style-name="P142">&lt;?xml version="1.0" encoding="utf-8"?&gt;</text:p>
      <text:p text:style-name="P143">&lt;rss version="2.0"&gt;</text:p>
      <text:p text:style-name="P144"><text:s text:c="8"/>&lt;channel&gt;</text:p>
      <text:p text:style-name="P145"/>
      <text:p text:style-name="P146"><text:s text:c="16"/>&lt;title&gt;Example Feed&lt;/title&gt;</text:p>
      <text:p text:style-name="P147"><text:s text:c="16"/>&lt;description&gt;Insert witty or insightful remark here&lt;/description&gt;</text:p>
      <text:p text:style-name="P148"><text:s text:c="6"/><text:s text:c="10"/>&lt;link&gt;http://example.org/&lt;/link&gt;</text:p>
      <text:p text:style-name="P149"><text:s text:c="16"/>&lt;lastBuildDate&gt;Sat, 13 Dec 2003 18:30:02 GMT&lt;/lastBuildDate&gt;</text:p>
      <text:p text:style-name="P150"><text:s text:c="16"/>&lt;managingEditor&gt;johndoe@example.com (John Doe)&lt;/managingEditor&gt;</text:p>
      <text:p text:style-name="P151"/>
      <text:p text:style-name="P152"><text:s text:c="16"/>&lt;item&gt;</text:p>
      <text:p text:style-name="P153"><text:s text:c="24"/>&lt;title&gt;Atom-Powered Robots Run Amok&lt;/title&gt;</text:p>
      <text:p text:style-name="P154"><text:s text:c="24"/>&lt;link&gt;http://example.org/2003/12/13/atom03&lt;/link&gt;</text:p>
      <text:p text:style-name="P155"><text:span text:style-name="T156"><text:s text:c="24"/></text:span><text:span text:style-name="T157">&lt;gu</text:span><text:span text:style-name="T158">id isPermaLink="false"&gt;urn:uuid:id</text:span><text:span text:style-name="T159">&lt;/guid&gt;</text:span></text:p>
      <text:p text:style-name="P160"><text:span text:style-name="T161"><text:s text:c="24"/></text:span><text:span text:style-name="T162">&lt;pubDate&gt;Sat, 13 D</text:span><text:span text:style-name="T163">ec 2003 18:30:02 GMT&lt;/pubDate&gt;</text:span></text:p>
      <text:p text:style-name="P164"><text:s text:c="24"/>&lt;description&gt;Some text.&lt;/description&gt;</text:p>
      <text:p text:style-name="P165"><text:s text:c="16"/>&lt;/item&gt;</text:p>
      <text:p text:style-name="P166"/>
      <text:p text:style-name="P167"><text:span text:style-name="T168"><text:s text:c="8"/></text:span><text:span text:style-name="T169">&lt;/channel&gt;</text:span></text:p>
      <text:p text:style-name="P170">&lt;/rss&gt;</text:p>
      <text:p text:style-name="P171"/>
      <text:p text:style-name="Normale"><text:span text:style-name="T172">Ad oggi risulta una delle più popolari insieme a</text:span><text:span text:style-name="T173">d</text:span><text:span text:style-name="T174"><text:s/></text:span><text:span text:style-name="T175">Atom</text:span><text:span text:style-name="T176">,</text:span><text:span text:style-name="T177"><text:s/></text:span><text:span text:style-name="T178">nonché una delle più supportate dai lettori di feed RSS.</text:span></text:p>
      <text:p text:style-name="Normale"/>
      <text:p text:style-name="P179"/>
      <text:soft-page-break/>
      <text:p text:style-name="P180">Atom 1.0</text:p>
      <text:p text:style-name="Normale"><text:span text:style-name="T181">Atom<text:s/></text:span><text:span text:style-name="T182">1.0<text:s/></text:span><text:span text:style-name="T183">(definito nell’</text:span><text:a xlink:href="https://tools.ietf.org/html/rfc4287" office:target-frame-name="_top" xlink:show="replace"><text:span text:style-name="T184">RFC 4287</text:span></text:a><text:span text:style-name="T185">) nasce per consolidare le differenti versioni di RSS, chiarire alcuni punti ambigui ed espandere le sue funzionalità, seguendo il processo che si segue solitamente<text:s/></text:span><text:span text:style-name="T186">quando si definiscono<text:s/></text:span><text:span text:style-name="T187">gli standard. Esso gode del consenso dell’</text:span><text:a xlink:href="https://www.ietf.org/" office:target-frame-name="_top" xlink:show="replace"><text:span text:style-name="T188">IETF</text:span></text:a><text:span text:style-name="T189">.<text:s/></text:span><text:span text:style-name="T190"><text:line-break/></text:span><text:span text:style-name="T191">La specifica è strutturata in modo tale che l'IETF, concettualmente, potrebbe emettere ulteriori versioni o revisioni di queste specifiche senza</text:span><text:span text:style-name="T192"><text:s/>invalidare implementazioni esistenti, anche se non vi è alcun impegno, né attualmente ha espresso interesse nel farlo.</text:span></text:p>
      <text:p text:style-name="P193">Atom richiede come<text:s/>contenuti obbligatori che sia i &lt;channel&gt; (qua chiamati &lt;feed&gt;) che gli &lt;item&gt; (qua chiamati &lt;entry&gt;)<text:s/>includano un titolo (che può essere vuoto), un identificativo univoco, e un timestamp che indica l’ultimo aggiornamento.</text:p>
      <text:p text:style-name="P194">Atom ha un contenitore appositamente progettato per esprimere il tipo di contenuto che deve essere esplicitamente etichettato come uno tra:</text:p>
      <text:list text:style-name="LFO2" text:continue-numbering="true">
        <text:list-item>
          <text:p text:style-name="P195">testo normale, senza alcun margine di profitto (quello di default)</text:p>
        </text:list-item>
        <text:list-item>
          <text:p text:style-name="P196">HTML, come usato su RSS 2.0</text:p>
        </text:list-item>
        <text:list-item>
          <text:p text:style-name="P197">codice XHTML</text:p>
        </text:list-item>
        <text:list-item>
          <text:p text:style-name="P198">qualche altro vocabolario XML</text:p>
        </text:list-item>
        <text:list-item>
          <text:p text:style-name="P199">contenuto binario codificato in base64</text:p>
        </text:list-item>
        <text:list-item>
          <text:p text:style-name="P200">un puntatore a un contenuto Web non incluso nel feed</text:p>
        </text:list-item>
      </text:list>
      <text:p text:style-name="P201">Da notare come non vi è alcuna garanzia che il lettore sarà in grado di fare qualcosa<text:s/>di utile con il codice XML arbitrario o con il contenuto binario in base64. Tuttavia, è garantito che i lettori non proveranno a elaborare i contenuti anche se non possono.</text:p>
      <text:p text:style-name="P202">Atom ha campi separati per il riassunto del contenuto (&lt;summary&gt;) e il contenuto stesso (&lt;content&gt;). La sintesi è incoraggiata per ragioni di accessibilità se il contenuto è non testuale (ad esempio audio) o non locale (cioè identificato da un puntatore ad altri contenuti).</text:p>
      <text:p text:style-name="Normale"><text:span text:style-name="T203">Atom 1.0 fornisce oltre il campo &lt;author&gt; anche il campo &lt;</text:span><text:s/><text:span text:style-name="T204">contr</text:span><text:span text:style-name="T205">ibutor&gt;. Questi elementi devono contenere un nome, e hanno anche un campo e-mail opzionale.</text:span></text:p>
      <text:p text:style-name="P206">Di seguito un esempio di documento<text:s/>xml in formato<text:s/>Atom 1.0:</text:p>
      <text:p text:style-name="P207">&lt;?xml version="1.0" encoding="utf-8"?&gt;</text:p>
      <text:p text:style-name="P208">&lt;feed xmlns="http://www.w3.org/2005/Atom"&gt;</text:p>
      <text:p text:style-name="P209"/>
      <text:p text:style-name="P210"><text:s text:c="8"/>&lt;title&gt;Example Feed&lt;/title&gt;</text:p>
      <text:p text:style-name="P211"><text:s text:c="8"/>&lt;subtitle&gt;Insert witty or insightful remark here&lt;/subtitle&gt;</text:p>
      <text:p text:style-name="P212"><text:s text:c="8"/>&lt;link href="http://example.org/"/&gt;</text:p>
      <text:p text:style-name="P213"><text:s text:c="8"/>&lt;updated&gt;2003-12-13T18:30:02Z&lt;/updated&gt;</text:p>
      <text:p text:style-name="P214"><text:s text:c="8"/>&lt;author&gt;</text:p>
      <text:p text:style-name="P215"><text:s text:c="16"/>&lt;name&gt;John Doe&lt;/name&gt;</text:p>
      <text:soft-page-break/>
      <text:p text:style-name="P216"><text:s text:c="16"/>&lt;email&gt;johndoe@example.com&lt;/email&gt;</text:p>
      <text:p text:style-name="P217"><text:s text:c="8"/>&lt;/author&gt;</text:p>
      <text:p text:style-name="P218"><text:s text:c="8"/>&lt;id&gt;urn:uuid:60a76c80-d399-11d9-b93C-0003939e0af6&lt;/id&gt;</text:p>
      <text:p text:style-name="P219"/>
      <text:p text:style-name="P220"><text:s text:c="8"/>&lt;entry&gt;</text:p>
      <text:p text:style-name="P221"><text:s text:c="16"/>&lt;title&gt;Atom-Powered Robots Run Amok&lt;/title&gt;</text:p>
      <text:p text:style-name="P222"><text:s text:c="16"/>&lt;link href="http://example.org/2003/12/13/atom03"/&gt;</text:p>
      <text:p text:style-name="P223"><text:span text:style-name="T224"><text:s text:c="16"/></text:span><text:span text:style-name="T225">&lt;id&gt;</text:span><text:span text:style-name="T226">urn:uuid:1225c695-cfb8-4ebb-aaaa-80da344efa6a&lt;/id&gt;</text:span></text:p>
      <text:p text:style-name="P227"><text:span text:style-name="T228"><text:s text:c="16"/></text:span><text:span text:style-name="T229">&lt;updated&gt;2003-12-13T18:30:02Z&lt;/updated&gt;</text:span></text:p>
      <text:p text:style-name="P230"><text:s text:c="16"/>&lt;summary&gt;Some text.&lt;/summary&gt;</text:p>
      <text:p text:style-name="P231"><text:span text:style-name="T232"><text:s text:c="8"/></text:span><text:span text:style-name="T233">&lt;/entry&gt;</text:span></text:p>
      <text:p text:style-name="P234"/>
      <text:p text:style-name="P235">&lt;/feed&gt;</text:p>
      <text:p text:style-name="P236"/>
      <text:p text:style-name="Normale"><text:span text:style-name="T237">Ad oggi risulta una delle più popolari insieme a<text:s/></text:span><text:span text:style-name="T238">RSS 2.0,<text:s/></text:span><text:span text:style-name="T239">nonché una delle<text:s/></text:span><text:span text:style-name="T240">più supportate dai lettori di feed.</text:span><text:span text:style-name="T241"><text:s/>Per questo motivo è stata scelta come formato di RSS da adottare per l’implementazione del progetto.</text:span></text:p>
      <text:p text:style-name="Normale"><text:span text:style-name="T242">Maggiori dettagli sulle differenze tra<text:s/></text:span><text:span text:style-name="T243">RSS 2.0</text:span><text:span text:style-name="T244"><text:s/>e<text:s/></text:span><text:span text:style-name="T245">Atom 1.0</text:span><text:span text:style-name="T246"><text:s/>sono<text:s/></text:span><text:a xlink:href="http://www.intertwingly.net/wiki/pie/Rss20AndAtom10Compared" office:target-frame-name="_top" xlink:show="replace"><text:span text:style-name="T247">q</text:span><text:bookmark-start text:name="_Hlt431380776"/><text:bookmark-start text:name="_Hlt431380777"/><text:span text:style-name="T248">u</text:span><text:bookmark-end text:name="_Hlt431380776"/><text:bookmark-end text:name="_Hlt431380777"/><text:span text:style-name="T249">i</text:span></text:a><text:span text:style-name="T250">.</text:span></text:p>
      <text:p text:style-name="P251"/>
      <text:p text:style-name="P252">Librerie Utilizzate</text:p>
      <text:p text:style-name="Normale">Per lo sviluppo dello script<text:s/><text:span text:style-name="T253">rdfevents2rss.php</text:span>, in particolare per la fase di estrazione degli eventi dell’opendatahacklab,<text:s/>è stata utilizzata una libreria chiamata<text:s/><text:span text:style-name="T254">SPARQLlib</text:span><text:s/>che semplifica le interrogazioni ai database SPARQL tramite php [per maggiori dettagli<text:s/>vedi<text:s/><text:a xlink:href="http://graphite.ecs.soton.ac.uk/sparqllib/" office:target-frame-name="_top" xlink:show="replace"><text:span text:style-name="Collegamentoipertestuale">SPARQLlib</text:span></text:a>].<text:s/></text:p>
      <text:p text:style-name="Normale">In particolare<text:s/>per estrarre gli eventi<text:s/>si è fatto uso della seguente query:</text:p>
      <text:p text:style-name="P255">PREFIX event:&lt;http://purl.org/NET/c4dm/event.owl#&gt;</text:p>
      <text:p text:style-name="P256">PREFIX locn:&lt;http://www.w3.org/ns/locn#&gt;</text:p>
      <text:p text:style-name="P257">PREFIX time:&lt;http://www.w3.org/2006/time#&gt;<text:line-break/><text:line-break/>SELECT ?e ?label ?address ?time WHERE {</text:p>
      <text:p text:style-name="P258"><text:s text:c="4"/>?e a event:Event .</text:p>
      <text:p text:style-name="P259"><text:s text:c="4"/>?e rdfs:label ?label .</text:p>
      <text:p text:style-name="P260"><text:s text:c="4"/>?e event:place ?p .<text:s/></text:p>
      <text:p text:style-name="P261"><text:s text:c="4"/>?p locn:address ?a .<text:s/></text:p>
      <text:p text:style-name="P262"><text:s text:c="4"/>?a locn:fullAddress ?address .</text:p>
      <text:p text:style-name="P263"><text:s text:c="4"/>?e event:time ?timeInterval .</text:p>
      <text:p text:style-name="P264"><text:s text:c="4"/>?timeInterval time:hasBeginning ?begin .</text:p>
      <text:p text:style-name="P265"><text:s text:c="4"/>?begin time:inXSDDateTime ?time<text:s/></text:p>
      <text:p text:style-name="P266"><text:span text:style-name="T267">}</text:span></text:p>
      <text:p text:style-name="Normale"><text:span text:style-name="T268"><text:s text:c="2"/></text:span></text:p>
      <text:p text:style-name="Normale">È stata considerata anche la possibilità di utilizzare una libreria che permettesse la stesura di un documento XML in formato Atom in maniera semplificata sfruttando la parte<text:s/><text:span text:style-name="T269">Object-</text:span><text:span text:style-name="T270">Oriented</text:span><text:s/>di php ma si è preferito implementare lo script stampando<text:s/>manualmente<text:s/>su schermo i contenuti e la sintassi XML Atom.</text:p>
      <text:p text:style-name="Normale"/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Collegamentoipertestuale" style:display-name="Collegamento ipertestuale" style:family="text" style:parent-style-name="Car.predefinitoparagraf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apple-converted-space" style:display-name="apple-converted-space" style:family="text" style:parent-style-name="Car.predefinitoparagrafo"/>
    <style:style style:name="Collegamentovisitato" style:display-name="Collegamento visitato" style:family="text" style:parent-style-name="Car.predefinitoparagrafo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PreformattatoHTML" style:display-name="Preformattato HTML" style:family="paragraph" style:parent-style-name="Normale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it" style:country-asian="IT" fo:hyphenate="false"/>
    </style:style>
    <style:style style:name="PreformattatoHTMLCarattere" style:display-name="Preformattato HTML Carattere" style:family="text" style:parent-style-name="Car.predefinitoparagrafo">
      <style:text-properties style:font-name="Courier New" style:font-name-asian="Times New Roman" style:font-name-complex="Courier New" fo:font-size="10pt" style:font-size-asian="10pt" style:font-size-complex="10pt" style:language-asian="it" style:country-asian="I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obert</meta:initial-creator>
    <dc:creator>Robert</dc:creator>
    <meta:creation-date>2015-09-30T09:49:00Z</meta:creation-date>
    <dc:date>2015-09-30T11:20:00Z</dc:date>
    <meta:template xlink:href="Normal.dotm" xlink:type="simple"/>
    <meta:editing-cycles>9</meta:editing-cycles>
    <meta:editing-duration>PT5460S</meta:editing-duration>
    <meta:document-statistic meta:page-count="5" meta:paragraph-count="20" meta:word-count="1566" meta:character-count="10477" meta:row-count="74" meta:non-whitespace-character-count="8931"/>
  </office:meta>
</office:document-meta>
</file>